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7119a" officeooo:paragraph-rsid="00119de8"/>
    </style:style>
    <style:style style:name="P2" style:family="paragraph" style:parent-style-name="Text_20_body">
      <style:text-properties officeooo:paragraph-rsid="000c2964"/>
    </style:style>
    <style:style style:name="P3" style:family="paragraph" style:parent-style-name="Text_20_body">
      <style:text-properties officeooo:paragraph-rsid="00119de8"/>
    </style:style>
    <style:style style:name="P4" style:family="paragraph" style:parent-style-name="Text_20_body">
      <style:text-properties officeooo:paragraph-rsid="0018882b"/>
    </style:style>
    <style:style style:name="P5" style:family="paragraph" style:parent-style-name="Heading_20_3">
      <style:text-properties officeooo:paragraph-rsid="0016d348"/>
    </style:style>
    <style:style style:name="P6" style:family="paragraph" style:parent-style-name="Text_20_body">
      <style:text-properties officeooo:paragraph-rsid="0016d348"/>
    </style:style>
    <style:style style:name="P7" style:family="paragraph" style:parent-style-name="Text_20_body" style:list-style-name="L1"/>
    <style:style style:name="T1" style:family="text">
      <style:text-properties officeooo:rsid="00119de8"/>
    </style:style>
    <style:style style:name="T2" style:family="text">
      <style:text-properties officeooo:rsid="00119de8" fo:background-color="#ffff00" loext:char-shading-value="0"/>
    </style:style>
    <style:style style:name="T3" style:family="text">
      <style:text-properties officeooo:rsid="0016d348" fo:background-color="#ffff00" loext:char-shading-value="0"/>
    </style:style>
    <style:style style:name="T4" style:family="text">
      <style:text-properties officeooo:rsid="001888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882b" style:font-weight-asian="bold" style:font-weight-complex="bold"/>
    </style:style>
    <style:style style:name="T7" style:family="text">
      <style:text-properties fo:font-weight="bold" officeooo:rsid="0018cdcc" style:font-weight-asian="bold" style:font-weight-complex="bold"/>
    </style:style>
    <style:style style:name="T8" style:family="text">
      <style:text-properties officeooo:rsid="0018cdcc"/>
    </style:style>
    <style:style style:name="T9" style:family="text">
      <style:text-properties officeooo:rsid="0019aab3"/>
    </style:style>
    <style:style style:name="T10" style:family="text">
      <style:text-properties fo:font-weight="normal" officeooo:rsid="0019aab3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span text:style-name="Strong_20_Emphasis"><text:span text:style-name="T2">ESERCIZIO VOLI AEREI 1</text:span></text:span></text:h>
      <text:h text:style-name="Heading_20_2" text:outline-level="2">RAFFINAMENTO DEI REQUISITI</text:h>
      <text:p text:style-name="Horizontal_20_Line"/>
      <text:h text:style-name="Heading_20_3" text:outline-level="3"><text:span text:style-name="Strong_20_Emphasis">1. Requisiti sui Voli</text:span></text:h>
      <text:p text:style-name="Text_20_body">1.1 <text:span text:style-name="Strong_20_Emphasis">Codice</text:span>: stringa (sigla identificativa del volo)<text:line-break/>1.2 <text:span text:style-name="Strong_20_Emphasis">Durata</text:span>: numero (espressa in minuti)<text:line-break/>1.3 <text:span text:style-name="Strong_20_Emphasis">Compagnia aerea operante</text:span>: riferimento a un’istanza di <text:span text:style-name="Emphasis">Compagnia Aerea</text:span><text:line-break/>1.4 <text:span text:style-name="Strong_20_Emphasis">Aeroporto di Partenza</text:span>: riferimento ad un <text:span text:style-name="Emphasis">Aeroporto</text:span><text:line-break/>1.5 <text:span text:style-name="Strong_20_Emphasis">Aeroporto di Arrivo</text:span>: riferimento ad un <text:span text:style-name="Emphasis">Aeroporto</text:span></text:p>
      <text:p text:style-name="Horizontal_20_Line"/>
      <text:h text:style-name="Heading_20_3" text:outline-level="3"><text:span text:style-name="Strong_20_Emphasis">2. Requisiti sugli Aeroporti</text:span></text:h>
      <text:p text:style-name="Text_20_body">2.1 <text:span text:style-name="Strong_20_Emphasis">Codice</text:span>: stringa<text:line-break/>2.2 <text:span text:style-name="Strong_20_Emphasis">Nome</text:span>: stringa<text:line-break/>2.3 <text:span text:style-name="Strong_20_Emphasis">Città in cui si trova</text:span>: riferimento a una <text:span text:style-name="Emphasis">Città</text:span> (vedi 4.1)<text:line-break/>2.4 <text:span text:style-name="Strong_20_Emphasis">Nazione</text:span>: stringa</text:p>
      <text:p text:style-name="Horizontal_20_Line"/>
      <text:h text:style-name="Heading_20_3" text:outline-level="3"><text:span text:style-name="Strong_20_Emphasis">3. Requisiti sulle Compagnie Aeree</text:span></text:h>
      <text:p text:style-name="Text_20_body">3.1 <text:span text:style-name="Strong_20_Emphasis">Nome</text:span>: stringa<text:line-break/>3.2 <text:span text:style-name="Strong_20_Emphasis">Anno di Fondazione</text:span>: numero (es. 1995)<text:line-break/>3.3 <text:span text:style-name="Strong_20_Emphasis">Città sede direzionale</text:span>: riferimento a una <text:span text:style-name="Emphasis">Città</text:span></text:p>
      <text:p text:style-name="Horizontal_20_Line"/>
      <text:h text:style-name="Heading_20_3" text:outline-level="3"><text:span text:style-name="Strong_20_Emphasis">4. Requisiti sulle Città</text:span></text:h>
      <text:p text:style-name="Text_20_body">4.1 <text:span text:style-name="Strong_20_Emphasis">Nome</text:span>: stringa<text:line-break/>4.2 <text:span text:style-name="Strong_20_Emphasis">Numero Abitanti</text:span>: intero ≥ 0<text:line-break/>4.3 Una città può ospitare <text:span text:style-name="Strong_20_Emphasis">zero o più aeroporti</text:span> e <text:span text:style-name="Strong_20_Emphasis">zero o più sedi direzionali</text:span> di compagnie aeree.</text:p>
      <text:p text:style-name="Horizontal_20_Line"/>
      <text:h text:style-name="Heading_20_3" text:outline-level="3"><text:span text:style-name="Strong_20_Emphasis">5. Vincoli e relazioni principali (dal diagramma UML)</text:span></text:h>
      <text:list xml:id="list539267939" text:style-name="L1">
        <text:list-item>
          <text:p text:style-name="P7">Ogni <text:span text:style-name="Strong_20_Emphasis">volo</text:span> è <text:span text:style-name="Strong_20_Emphasis">operato da</text:span> una e una sola compagnia aerea.</text:p>
        </text:list-item>
        <text:list-item>
          <text:p text:style-name="P7">Ogni volo parte da <text:span text:style-name="Strong_20_Emphasis">un aeroporto</text:span> e arriva a <text:span text:style-name="Strong_20_Emphasis">un aeroporto</text:span> (entrambe le relazioni sono obbligatorie e 1 a 1).</text:p>
        </text:list-item>
        <text:list-item>
          <text:p text:style-name="P7">Una <text:span text:style-name="Strong_20_Emphasis">compagnia aerea</text:span> ha una <text:span text:style-name="Strong_20_Emphasis">sede direzionale</text:span> in una sola città.</text:p>
        </text:list-item>
        <text:list-item>
          <text:p text:style-name="P7"><text:soft-page-break/>Un <text:span text:style-name="Strong_20_Emphasis">aeroporto</text:span> è <text:span text:style-name="Strong_20_Emphasis">localizzato</text:span> in una città.</text:p>
        </text:list-item>
        <text:list-item>
          <text:p text:style-name="P7">Ogni <text:span text:style-name="Strong_20_Emphasis">città</text:span> può essere sede di più compagnie e contenere più aeroporti.</text:p>
        </text:list-item>
      </text:list>
      <text:p text:style-name="Horizontal_20_Line"/>
      <text:p text:style-name="P6"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3:48:49.863888092</meta:creation-date>
    <dc:date>2025-04-07T17:15:08.906944339</dc:date>
    <meta:editing-duration>PT31M2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203" meta:character-count="1196" meta:non-whitespace-character-count="1014"/>
  </office:meta>
</office:document-meta>
</file>